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6" style:family="paragraph" style:parent-style-name="Standard">
      <style:text-properties officeooo:rsid="00190217" officeooo:paragraph-rsid="00190217"/>
    </style:style>
    <style:style style:name="P7" style:family="paragraph" style:parent-style-name="Standard">
      <style:text-properties officeooo:rsid="0019a9d6" officeooo:paragraph-rsid="0019a9d6"/>
    </style:style>
    <style:style style:name="P8" style:family="paragraph" style:parent-style-name="Standard">
      <style:text-properties officeooo:rsid="0019a9d6" officeooo:paragraph-rsid="006bd988"/>
    </style:style>
    <style:style style:name="P9" style:family="paragraph" style:parent-style-name="Standard">
      <style:text-properties officeooo:rsid="0024ace3" officeooo:paragraph-rsid="0024ace3"/>
    </style:style>
    <style:style style:name="P10" style:family="paragraph" style:parent-style-name="Standard">
      <style:text-properties officeooo:rsid="002bc15c" officeooo:paragraph-rsid="002bc15c"/>
    </style:style>
    <style:style style:name="P11" style:family="paragraph" style:parent-style-name="Standard">
      <style:text-properties officeooo:rsid="00369046"/>
    </style:style>
    <style:style style:name="P12" style:family="paragraph" style:parent-style-name="Standard">
      <style:text-properties officeooo:rsid="00369046" officeooo:paragraph-rsid="00369046"/>
    </style:style>
    <style:style style:name="P13" style:family="paragraph" style:parent-style-name="Standard">
      <style:text-properties officeooo:rsid="00462bf3" officeooo:paragraph-rsid="00462bf3"/>
    </style:style>
    <style:style style:name="P14" style:family="paragraph" style:parent-style-name="Standard">
      <style:text-properties officeooo:paragraph-rsid="0017c51e"/>
    </style:style>
    <style:style style:name="P15" style:family="paragraph" style:parent-style-name="Standard">
      <style:text-properties officeooo:paragraph-rsid="00166acd"/>
    </style:style>
    <style:style style:name="P16" style:family="paragraph" style:parent-style-name="Standard">
      <style:text-properties officeooo:paragraph-rsid="00555c5d"/>
    </style:style>
    <style:style style:name="P17" style:family="paragraph" style:parent-style-name="Standard">
      <style:text-properties officeooo:rsid="0069e654" officeooo:paragraph-rsid="0069e654"/>
    </style:style>
    <style:style style:name="P18" style:family="paragraph" style:parent-style-name="Standard">
      <style:text-properties officeooo:rsid="006f4502" officeooo:paragraph-rsid="006f4502"/>
    </style:style>
    <style:style style:name="P19" style:family="paragraph" style:parent-style-name="Standard">
      <style:text-properties officeooo:rsid="00733f39" officeooo:paragraph-rsid="00733f39"/>
    </style:style>
    <style:style style:name="P20" style:family="paragraph" style:parent-style-name="Standard" style:list-style-name="L1">
      <style:text-properties officeooo:rsid="006cea7d" officeooo:paragraph-rsid="006cea7d"/>
    </style:style>
    <style:style style:name="P21" style:family="paragraph" style:parent-style-name="Standard" style:list-style-name="L2">
      <style:text-properties officeooo:rsid="006f4502" officeooo:paragraph-rsid="006f4502"/>
    </style:style>
    <style:style style:name="P22" style:family="paragraph" style:parent-style-name="Standard" style:list-style-name="L4">
      <style:text-properties officeooo:rsid="006f4502" officeooo:paragraph-rsid="006f4502"/>
    </style:style>
    <style:style style:name="P23" style:family="paragraph" style:parent-style-name="Standard" style:list-style-name="L2">
      <style:text-properties officeooo:rsid="00703e15" officeooo:paragraph-rsid="00703e15"/>
    </style:style>
    <style:style style:name="P24" style:family="paragraph" style:parent-style-name="Standard" style:list-style-name="L3">
      <style:text-properties officeooo:rsid="0075003b" officeooo:paragraph-rsid="0075003b"/>
    </style:style>
    <style:style style:name="P25" style:family="paragraph" style:parent-style-name="Standard" style:list-style-name="L4">
      <style:text-properties officeooo:rsid="0075003b" officeooo:paragraph-rsid="0075003b"/>
    </style:style>
    <style:style style:name="P26" style:family="paragraph" style:parent-style-name="Standard" style:list-style-name="L3">
      <style:text-properties officeooo:rsid="0075685b" officeooo:paragraph-rsid="0075685b"/>
    </style:style>
    <style:style style:name="P27" style:family="paragraph" style:parent-style-name="Standard" style:list-style-name="L3">
      <style:text-properties officeooo:rsid="0076bf96" officeooo:paragraph-rsid="0076bf96"/>
    </style:style>
    <style:style style:name="P28" style:family="paragraph" style:parent-style-name="Standard" style:list-style-name="L3">
      <style:text-properties officeooo:rsid="007768f8" officeooo:paragraph-rsid="007768f8"/>
    </style:style>
    <style:style style:name="P29" style:family="paragraph" style:parent-style-name="Standard" style:list-style-name="L3">
      <style:text-properties officeooo:rsid="00796122" officeooo:paragraph-rsid="00796122"/>
    </style:style>
    <style:style style:name="P30" style:family="paragraph" style:parent-style-name="Standard" style:list-style-name="L4">
      <style:text-properties officeooo:rsid="00796122" officeooo:paragraph-rsid="00796122"/>
    </style:style>
    <style:style style:name="P31" style:family="paragraph" style:parent-style-name="Standard" style:list-style-name="L4">
      <style:text-properties officeooo:rsid="00462bf3" officeooo:paragraph-rsid="00462bf3"/>
    </style:style>
    <style:style style:name="P32" style:family="paragraph" style:parent-style-name="Standard" style:list-style-name="L4">
      <style:text-properties officeooo:rsid="006fe656" officeooo:paragraph-rsid="006fe656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67240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6cea7d"/>
    </style:style>
    <style:style style:name="T12" style:family="text">
      <style:text-properties officeooo:rsid="006d5e70"/>
    </style:style>
    <style:style style:name="T13" style:family="text">
      <style:text-properties officeooo:rsid="007145ff"/>
    </style:style>
    <style:style style:name="T14" style:family="text">
      <style:text-properties officeooo:rsid="00724327"/>
    </style:style>
    <style:style style:name="T15" style:family="text">
      <style:text-properties officeooo:rsid="0076bf96"/>
    </style:style>
    <style:style style:name="T16" style:family="text">
      <style:text-properties officeooo:rsid="007966c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5">v<text:span text:style-name="T12">2.0.0</text:span></text:p>
      <text:p text:style-name="P6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9"><text:span text:style-name="T11">Directory restructuring</text:span> (<text:span text:style-name="T11">52 C4 22 FC</text:span>):</text:p>
      <text:list xml:id="list2479631685310894441" text:style-name="L1">
        <text:list-item>
          <text:p text:style-name="P20">Created /offline/main/service for former /main/*</text:p>
        </text:list-item>
        <text:list-item>
          <text:p text:style-name="P20">Created DocRoot for index.php and site_conf.php</text:p>
        </text:list-item>
        <text:list-item>
          <text:p text:style-name="P20">No installation necessary</text:p>
        </text:list-item>
      </text:list>
      <text:p text:style-name="P16"/>
      <text:p text:style-name="P18">Restructure using the 'Host Portal' concept (<text:span text:style-name="T14">C6 2A D1 AA</text:span>):</text:p>
      <text:list xml:id="list394357319326147032" text:style-name="L2">
        <text:list-item>
          <text:p text:style-name="P21">See CreateASite.odt for discussion of 'Host Portal'</text:p>
        </text:list-item>
        <text:list-item>
          <text:p text:style-name="P23">Include statements must have 'lib', 'main', etc.</text:p>
        </text:list-item>
      </text:list>
      <text:p text:style-name="P16"/>
      <text:p text:style-name="P19">Bring subtask 'extension' up-to-speed with new structure (<text:span text:style-name="T16">E3 A6 BC D0</text:span>):</text:p>
      <text:list xml:id="list171849198480286633" text:style-name="L3">
        <text:list-item>
          <text:p text:style-name="P24">timelog.php: use the Butler to load extension icon; <text:span text:style-name="T15">pass Butler to extension()</text:span></text:p>
        </text:list-item>
        <text:list-item>
          <text:p text:style-name="P26">timelog.js: use the Butler to load/<text:span text:style-name="T15">unload</text:span> ext_exec</text:p>
        </text:list-item>
        <text:list-item>
          <text:p text:style-name="P27">ext_exec.php: use the Butler</text:p>
        </text:list-item>
        <text:list-item>
          <text:p text:style-name="P28">extension/expense_conf.php and expense.php as an example</text:p>
        </text:list-item>
        <text:list-item>
          <text:p text:style-name="P29">fixed state.php goback child cleanup</text:p>
        </text:list-item>
      </text:list>
      <text:p text:style-name="P16"/>
      <text:p text:style-name="P15"><text:span text:style-name="T7">Installation instructions</text:span><text:span text:style-name="T8">:</text:span></text:p>
      <text:list xml:id="list7994290968148105275" text:style-name="L4">
        <text:list-item>
          <text:p text:style-name="P31"><text:span text:style-name="T10">version</text:span>.php: <text:span text:style-name="T5">updated version no. (permanent entry)</text:span></text:p>
        </text:list-item>
        <text:list-item>
          <text:p text:style-name="P22">complete directory re-do – see CreateASite.odt</text:p>
        </text:list-item>
        <text:list-item>
          <text:p text:style-name="P32">Site_conf: remove REDIRECT, OFFSET, SCR, CSS; <text:span text:style-name="T13">set _INCLUDEs</text:span></text:p>
        </text:list-item>
        <text:list-item>
          <text:p text:style-name="P25">main: timelog.php, service/ext_exec.php</text:p>
        </text:list-item>
        <text:list-item>
          <text:p text:style-name="P25">scripts: timelog.js</text:p>
        </text:list-item>
        <text:list-item>
          <text:p text:style-name="P25">extension: expense_conf.php, expense.php</text:p>
        </text:list-item>
        <text:list-item>
          <text:p text:style-name="P30">lib/state.php</text:p>
        </text:list-item>
      </text:list>
      <text:p text:style-name="P14"/>
      <text:p text:style-name="P4">Versioning How-to:</text:p>
      <text:p text:style-name="P11"/>
      <text:p text:style-name="P13">Update <text:span text:style-name="T9">version # in this doc and</text:span> <text:span text:style-name="T10">version</text:span>.php</text:p>
      <text:p text:style-name="P10">Commit this doc <text:span text:style-name="T9">&amp; version.php</text:span></text:p>
      <text:p text:style-name="P12">Save a copy <text:span text:style-name="T4">of this doc</text:span> in each user library</text:p>
      <text:p text:style-name="P17">Merge master first??? <text:s/>Or tag first???</text:p>
      <text:p text:style-name="P8">Tag with version id <text:span text:style-name="T6">(git tag -a &lt;tag&gt; &lt;hash&gt;)</text:span></text:p>
      <text:p text:style-name="P8">Checkout master</text:p>
      <text:p text:style-name="P7">Merge dev</text:p>
      <text:p text:style-name="P7">Push to origin</text:p>
      <text:p text:style-name="P7">Checkout dev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3-21T08:53:27.010361460</dc:date>
    <meta:editing-duration>P2DT10H32M18S</meta:editing-duration>
    <meta:editing-cycles>104</meta:editing-cycles>
    <meta:generator>LibreOffice/5.0.5.2$Linux_X86_64 LibreOffice_project/00m0$Build-2</meta:generator>
    <meta:document-statistic meta:table-count="0" meta:image-count="0" meta:object-count="0" meta:page-count="1" meta:paragraph-count="36" meta:word-count="223" meta:character-count="1464" meta:non-whitespace-character-count="1291"/>
  </office:meta>
</office:document-meta>
</file>